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c1182" officeooo:paragraph-rsid="001c1182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officeooo:rsid="001c6b94" officeooo:paragraph-rsid="001c6b94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loext:contextual-spacing="false"/>
      <style:text-properties fo:color="#000000" fo:language="fr" fo:country="FR" fo:font-style="normal" officeooo:rsid="0012cc68" officeooo:paragraph-rsid="001c6b94" style:language-asian="zxx" style:country-asian="none" style:font-style-asian="normal" style:language-complex="zxx" style:country-complex="none" style:font-style-complex="normal"/>
    </style:style>
    <style:style style:name="P4" style:family="paragraph" style:parent-style-name="Standard">
      <style:paragraph-properties fo:margin-top="0cm" fo:margin-bottom="0cm" loext:contextual-spacing="false"/>
      <style:text-properties fo:color="#000000" fo:language="fr" fo:country="FR" officeooo:rsid="0016784c" officeooo:paragraph-rsid="001c6b94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cm" loext:contextual-spacing="false"/>
      <style:text-properties fo:color="#000000" fo:language="fr" fo:country="FR" officeooo:rsid="001c6b94" officeooo:paragraph-rsid="001c6b94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cm" loext:contextual-spacing="false"/>
      <style:text-properties fo:color="#000000" fo:language="fr" fo:country="FR" officeooo:rsid="001d7d91" officeooo:paragraph-rsid="001d7d91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cm" loext:contextual-spacing="false"/>
      <style:text-properties fo:language="fr" fo:country="FR" officeooo:paragraph-rsid="001d459e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cm" loext:contextual-spacing="false"/>
      <style:text-properties fo:color="#000000" fo:language="fr" fo:country="FR" fo:font-style="normal" officeooo:rsid="0012cc68" officeooo:paragraph-rsid="001c6b94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Standard">
      <style:paragraph-properties fo:margin-top="0cm" fo:margin-bottom="0cm" loext:contextual-spacing="false"/>
      <style:text-properties fo:color="#000000" fo:language="fr" fo:country="FR" officeooo:rsid="0016784c" officeooo:paragraph-rsid="001c6b94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/>
      <style:text-properties fo:color="#000000" fo:language="fr" fo:country="FR" officeooo:rsid="0027afc8" officeooo:paragraph-rsid="0027afc8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/>
      <style:text-properties fo:color="#000000" fo:language="fr" fo:country="FR" officeooo:rsid="0025e79e" officeooo:paragraph-rsid="0027afc8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loext:contextual-spacing="false"/>
      <style:text-properties fo:color="#000000" fo:language="fr" fo:country="FR" officeooo:rsid="0028ac61" officeooo:paragraph-rsid="0028ac61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cm" loext:contextual-spacing="false"/>
      <style:text-properties fo:font-variant="normal" fo:text-transform="none" fo:color="#000000" style:font-name="Times New Roman" fo:font-size="12pt" fo:letter-spacing="normal" fo:language="fr" fo:country="FR" fo:font-style="normal" style:text-underline-style="none" fo:font-weight="normal" officeooo:rsid="001d7d91" officeooo:paragraph-rsid="001d7d91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14" style:family="paragraph" style:parent-style-name="Standard">
      <style:paragraph-properties fo:margin-top="0cm" fo:margin-bottom="0cm" loext:contextual-spacing="false"/>
      <style:text-properties fo:language="fr" fo:country="FR" officeooo:rsid="0025e79e" officeooo:paragraph-rsid="001d459e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cm" loext:contextual-spacing="false"/>
      <style:text-properties fo:language="fr" fo:country="FR" officeooo:paragraph-rsid="0027afc8" style:language-asian="zxx" style:country-asian="none" style:language-complex="zxx" style:country-complex="none"/>
    </style:style>
    <style:style style:name="P16" style:family="paragraph" style:parent-style-name="Standard">
      <style:text-properties fo:language="fr" fo:country="FR" officeooo:rsid="001c1182" officeooo:paragraph-rsid="0025e79e" style:language-asian="zxx" style:country-asian="none" style:language-complex="zxx" style:country-complex="none"/>
    </style:style>
    <style:style style:name="P17" style:family="paragraph" style:parent-style-name="Standard">
      <style:text-properties fo:language="fr" fo:country="FR" officeooo:rsid="0025e79e" officeooo:paragraph-rsid="0025e79e" style:language-asian="zxx" style:country-asian="none" style:language-complex="zxx" style:country-complex="none"/>
    </style:style>
    <style:style style:name="T1" style:family="text">
      <style:text-properties officeooo:rsid="0016784c"/>
    </style:style>
    <style:style style:name="T2" style:family="text">
      <style:text-properties officeooo:rsid="001d459e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459e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7d91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font-name="Times New Roman" fo:font-size="12pt" fo:letter-spacing="normal" fo:font-style="normal" style:text-underline-style="none" fo:font-weight="normal" officeooo:rsid="001ee3db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font-name="Times New Roman" fo:font-size="12pt" fo:letter-spacing="normal" fo:font-style="normal" style:text-underline-style="none" fo:font-weight="normal" officeooo:rsid="001d7d91" style:font-size-asian="12pt" style:font-style-asian="normal" style:font-size-complex="12pt" style:font-style-complex="normal"/>
    </style:style>
    <style:style style:name="T9" style:family="text">
      <style:text-properties fo:color="#000000" fo:font-style="normal" officeooo:rsid="0012cc68" style:font-style-asian="normal" style:font-style-complex="normal"/>
    </style:style>
    <style:style style:name="T10" style:family="text">
      <style:text-properties fo:color="#000000" fo:font-size="12pt" fo:font-style="normal" officeooo:rsid="0012cc68" style:font-size-asian="12pt" style:font-style-asian="normal" style:font-size-complex="12pt" style:font-style-complex="normal"/>
    </style:style>
    <style:style style:name="T11" style:family="text">
      <style:text-properties officeooo:rsid="001d7d91"/>
    </style:style>
    <style:style style:name="T12" style:family="text">
      <style:text-properties officeooo:rsid="001ee3db"/>
    </style:style>
    <style:style style:name="T13" style:family="text">
      <style:text-properties officeooo:rsid="001f28cb"/>
    </style:style>
    <style:style style:name="T14" style:family="text">
      <style:text-properties officeooo:rsid="002402fb"/>
    </style:style>
    <style:style style:name="T15" style:family="text">
      <style:text-properties officeooo:rsid="002488c6"/>
    </style:style>
    <style:style style:name="T16" style:family="text">
      <style:text-properties officeooo:rsid="0027afc8"/>
    </style:style>
    <style:style style:name="T17" style:family="text">
      <style:text-properties officeooo:rsid="00296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</text:p>
      <text:p text:style-name="P1"/>
      <text:p text:style-name="P1">J'ai été <text:span text:style-name="T14">très</text:span> occupé par d'autre<text:span text:style-name="T2">s</text:span> projet<text:span text:style-name="T2">s</text:span> ce n'est donc que aujourd'hui que je me remets au travail sur <text:span text:style-name="T11">votre</text:span> cahier des charges.</text:p>
      <text:p text:style-name="P16">J’<text:span text:style-name="T16">ai commencé par faire une liste des pages dont nous avions parlé pendant notre rencontre.</text:span></text:p>
      <text:p text:style-name="P16"><text:span text:style-name="T15">Je préfère travailler étape par étape pour pouvoir en faire un peu de temps en temps et aussi être certain que vous validiez chaque partie avant de passer à la suivante.</text:span></text:p>
      <text:p text:style-name="P17">Donc voici la liste des pages :</text:p>
      <text:p text:style-name="P2"/>
      <text:p text:style-name="P3">- une page d’accueil</text:p>
      <text:p text:style-name="P3">- une page listant les événements autour du handicap dans le département.</text:p>
      <text:p text:style-name="P3">- une série de page<text:span text:style-name="T15">s</text:span> pour faciliter la vie des personnes en situation de handicap</text:p>
      <text:p text:style-name="P3"><text:tab/>- faciliter les démarches autour des droits </text:p>
      <text:p text:style-name="P7"><text:span text:style-name="T9"><text:tab/>- a</text:span><text:span text:style-name="T10">utour des </text:span><text:span text:style-name="T4">Structures pour personnes en situation de handicap.</text:span></text:p>
      <text:p text:style-name="P14"><text:span text:style-name="T5"/></text:p>
      <text:p text:style-name="P4">- <text:span text:style-name="T17">une page de c</text:span>ontact.</text:p>
      <text:p text:style-name="P4"/>
      <text:p text:style-name="P3"><text:span text:style-name="T1">-</text:span>un forum d’échange autour du handicap et des problèmes rencontrés au quotidien.</text:p>
      <text:p text:style-name="P4"/>
      <text:p text:style-name="P4">- <text:span text:style-name="T15">les </text:span>mention légales <text:span text:style-name="T12">(page obligatoire légalement).</text:span></text:p>
      <text:p text:style-name="P4"/>
      <text:p text:style-name="P10">et en plus peut-être:</text:p>
      <text:p text:style-name="P10"/>
      <text:p text:style-name="P15"><text:span text:style-name="T5">- <text:s/>une sorte d'annuaire des associations lié au handicap.</text:span></text:p>
      <text:p text:style-name="P11"><text:span text:style-name="T8">- </text:span><text:span text:style-name="T6"><text:s/>une page d’emploi et formation dédiée.</text:span></text:p>
      <text:p text:style-name="P4"/>
      <text:p text:style-name="P4"/>
      <text:p text:style-name="P4"/>
      <text:p text:style-name="P4"/>
      <text:p text:style-name="P12">Stop là</text:p>
      <text:p text:style-name="P13">(dans ce cadre durant cette période il serait intéressant de développer des partenariats avec des associations et des structures lié au handicap.)</text:p>
      <text:p text:style-name="P6"/>
      <text:p text:style-name="P4"/>
      <text:p text:style-name="P6">il faudra que de notre coté nous fassions des recherches sur les moyens de faciliter <text:span text:style-name="T13">l’accès</text:span> à un site internet à des personnes éloignée du numérique, ou bien des personnes malvoyantes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4M22S</meta:editing-duration>
    <meta:editing-cycles>9</meta:editing-cycles>
    <meta:generator>LibreOffice/5.2.4.2$Windows_X86_64 LibreOffice_project/3d5603e1122f0f102b62521720ab13a38a4e0eb0</meta:generator>
    <dc:date>2017-01-31T21:04:20.647000000</dc:date>
    <meta:document-statistic meta:table-count="0" meta:image-count="0" meta:object-count="0" meta:page-count="1" meta:paragraph-count="19" meta:word-count="224" meta:character-count="1323" meta:non-whitespace-character-count="1113"/>
    <meta:user-defined meta:name="Info 1"/>
    <meta:user-defined meta:name="Info 2"/>
    <meta:user-defined meta:name="Info 3"/>
    <meta:user-defined meta:name="Info 4"/>
  </office:meta>
</office:document-meta>
</file>